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fo:padding="0.097cm" fo:border="none"/>
    </style:style>
    <style:style style:name="Table30" style:family="table">
      <style:table-properties style:width="16.002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3"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8cm" style:rel-column-width="23750*"/>
    </style:style>
    <style:style style:name="Table1.B" style:family="table-column">
      <style:table-column-properties style:column-width="6.16cm" style:rel-column-width="25224*"/>
    </style:style>
    <style:style style:name="Table1.C" style:family="table-column">
      <style:table-column-properties style:column-width="4.045cm" style:rel-column-width="1656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6" style:family="table">
      <style:table-properties style:width="15.993cm" table:align="left"/>
    </style:style>
    <style:style style:name="Table6.A" style:family="table-column">
      <style:table-column-properties style:column-width="2.286cm"/>
    </style:style>
    <style:style style:name="Table6.B" style:family="table-column">
      <style:table-column-properties style:column-width="2.671cm"/>
    </style:style>
    <style:style style:name="Table6.C" style:family="table-column">
      <style:table-column-properties style:column-width="2.743cm"/>
    </style:style>
    <style:style style:name="Table6.D" style:family="table-column">
      <style:table-column-properties style:column-width="1.924cm"/>
    </style:style>
    <style:style style:name="Table6.E" style:family="table-column">
      <style:table-column-properties style:column-width="6.369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2" style:family="table">
      <style:table-properties style:width="16.002cm" table:align="margins"/>
    </style:style>
    <style:style style:name="Table2.A" style:family="table-column">
      <style:table-column-properties style:column-width="6.301cm" style:rel-column-width="25803*"/>
    </style:style>
    <style:style style:name="Table2.B" style:family="table-column">
      <style:table-column-properties style:column-width="5.969cm" style:rel-column-width="24445*"/>
    </style:style>
    <style:style style:name="Table2.C" style:family="table-column">
      <style:table-column-properties style:column-width="3.732cm" style:rel-column-width="1528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5" style:family="table">
      <style:table-properties style:width="15.946cm" table:align="left"/>
    </style:style>
    <style:style style:name="Table5.A" style:family="table-column">
      <style:table-column-properties style:column-width="2.383cm"/>
    </style:style>
    <style:style style:name="Table5.B" style:family="table-column">
      <style:table-column-properties style:column-width="3.052cm"/>
    </style:style>
    <style:style style:name="Table5.C" style:family="table-column">
      <style:table-column-properties style:column-width="2.886cm"/>
    </style:style>
    <style:style style:name="Table5.D" style:family="table-column">
      <style:table-column-properties style:column-width="2.261cm"/>
    </style:style>
    <style:style style:name="Table5.E" style:family="table-column">
      <style:table-column-properties style:column-width="5.364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3" style:family="table">
      <style:table-properties style:width="16.002cm" table:align="margins"/>
    </style:style>
    <style:style style:name="Table3.A" style:family="table-column">
      <style:table-column-properties style:column-width="6.854cm" style:rel-column-width="28070*"/>
    </style:style>
    <style:style style:name="Table3.B" style:family="table-column">
      <style:table-column-properties style:column-width="6.833cm" style:rel-column-width="27984*"/>
    </style:style>
    <style:style style:name="Table3.C" style:family="table-column">
      <style:table-column-properties style:column-width="2.314cm" style:rel-column-width="948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style:page-number="1" fo:break-before="page"/>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32pt" fo:language="en" fo:country="US" fo:font-weight="bold" style:font-size-asian="18pt" style:language-asian="none" style:country-asian="none" style:font-weight-asian="bold"/>
    </style:style>
    <style:style style:name="P3" style:family="paragraph" style:parent-style-name="Standard">
      <style:paragraph-properties fo:line-height="150%"/>
      <style:text-properties fo:font-size="18pt" fo:language="en" fo:country="US" style:font-size-asian="18pt" style:font-weight-asian="bold"/>
    </style:style>
    <style:style style:name="P4" style:family="paragraph" style:parent-style-name="Standard">
      <style:text-properties fo:font-size="8pt" fo:language="it" fo:country="IT"/>
    </style:style>
    <style:style style:name="P5" style:family="paragraph" style:parent-style-name="Standard">
      <style:text-properties style:font-name="Arial1" fo:font-size="12pt" fo:language="en" fo:country="US"/>
    </style:style>
    <style:style style:name="P6" style:family="paragraph" style:parent-style-name="Standard">
      <style:text-properties fo:color="#000000" style:font-name="Arial1" fo:font-size="12pt" fo:language="en" fo:country="US"/>
    </style:style>
    <style:style style:name="P7" style:family="paragraph" style:parent-style-name="Caption">
      <style:paragraph-properties fo:break-before="page"/>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5.002cm" style:type="right" style:leader-style="dotted" style:leader-text="."/>
        </style:tab-stops>
      </style:paragraph-properties>
    </style:style>
    <style:style style:name="P13" style:family="paragraph" style:parent-style-name="Standard">
      <style:text-properties style:font-name="Arial4" fo:font-size="10pt" fo:language="en" fo:country="US" style:font-name-asian="Arial4" style:font-size-asian="10pt" style:font-name-complex="Arial4" style:font-size-complex="10pt"/>
    </style:style>
    <style:style style:name="P14" style:family="paragraph" style:parent-style-name="Heading_20_1">
      <style:paragraph-properties fo:break-before="page"/>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text-properties fo:background-color="transparent"/>
    </style:style>
    <style:style style:name="P18" style:family="paragraph" style:parent-style-name="Standard" style:list-style-name="L4"/>
    <style:style style:name="P19" style:family="paragraph" style:parent-style-name="Standard">
      <style:text-properties fo:background-color="#ffff00"/>
    </style:style>
    <style:style style:name="P20" style:family="paragraph" style:parent-style-name="Standard" style:list-style-name="L5"/>
    <style:style style:name="P21" style:family="paragraph" style:parent-style-name="Standard">
      <style:text-properties style:font-name="Arial1" fo:font-size="9pt" style:font-size-asian="9pt" style:font-size-complex="9pt"/>
    </style:style>
    <style:style style:name="P22" style:family="paragraph" style:parent-style-name="Standard">
      <style:paragraph-properties>
        <style:tab-stops>
          <style:tab-stop style:position="0.758cm"/>
        </style:tab-stops>
      </style:paragraph-properties>
      <style:text-properties fo:font-size="10pt" style:font-size-asian="10pt" style:font-size-complex="10pt"/>
    </style:style>
    <style:style style:name="P23" style:family="paragraph" style:parent-style-name="Standard">
      <style:paragraph-properties>
        <style:tab-stops>
          <style:tab-stop style:position="0.758cm"/>
        </style:tab-stops>
      </style:paragraph-properties>
    </style:style>
    <style:style style:name="T1" style:family="text">
      <style:text-properties fo:font-size="32pt" fo:font-weight="bold" style:language-asian="none" style:country-asian="none"/>
    </style:style>
    <style:style style:name="T2" style:family="text">
      <style:text-properties fo:font-weight="bold"/>
    </style:style>
    <style:style style:name="T3" style:family="text" style:parent-style-name="Strong_20_Emphasis">
      <style:text-properties fo:font-size="12pt" fo:language="en" fo:country="US" fo:font-weight="normal" style:font-size-asian="18pt" style:font-weight-asian="bold"/>
    </style:style>
    <style:style style:name="T4" style:family="text">
      <style:text-properties fo:font-size="12pt" fo:language="en" fo:country="US" fo:font-weight="normal" style:font-size-asian="18pt" style:font-weight-asian="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fo:font-weight="normal" style:font-weight-asian="normal" style:font-weight-complex="normal"/>
    </style:style>
    <style:style style:name="T11" style:family="text">
      <style:text-properties fo:background-color="#ffff00"/>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text-style style:name="N100">
      <number:text-content/>
    </number:text-style>
  </office:automatic-styles>
  <office:body>
    <office:text>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text:span text:style-name="T1"><text:title>New PIM Components</text:title></text:span><text:span text:style-name="T2"><text:line-break/></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P5"/>
            <text:p text:style-name="P6">Gilberto Migliavacca</text:p>
            <text:p text:style-name="P6">Funambol Software Engineer</text:p>
            <text:p text:style-name="Standard"/>
          </table:table-cell>
          <table:table-cell table:style-name="Table4.A1" office:value-type="string">
            <text:p text:style-name="Standard"><text:span text:style-name="T3"/></text:p>
            <text:p text:style-name="Standard"><text:span text:style-name="T3">Funambol</text:span><text:span text:style-name="T4"><text:line-break/></text:span><text:a xlink:type="simple" xlink:href="http://www.funambol.com/">http://www.funambol.com</text:a></text:p>
          </table:table-cell>
        </table:table-row>
      </table:table>
      <text:p text:style-name="P4"/>
      <text:p text:style-name="P7">Revision History</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G. Migliavacca</text:p>
          </table:table-cell>
          <table:table-cell table:style-name="Table30.B2" office:value-type="string">
            <text:p text:style-name="P8">22 September 2006</text:p>
          </table:table-cell>
          <table:table-cell table:style-name="Table30.A2" office:value-type="string">
            <text:p text:style-name="Standard">First draft</text:p>
          </table:table-cell>
          <table:table-cell table:style-name="Table30.D2" office:value-type="float" office:value="0.0416666666666667">
            <text:p text:style-name="P9">1.0</text:p>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row>
          <table:table-cell table:style-name="Table30.A2" office:value-type="string">
            <text:p text:style-name="Standard"/>
          </table:table-cell>
          <table:table-cell table:style-name="Table30.A2" office:value-type="string">
            <text:p text:style-name="P8"/>
          </table:table-cell>
          <table:table-cell table:style-name="Table30.A2" office:value-type="string">
            <text:p text:style-name="Standard"/>
          </table:table-cell>
          <table:table-cell table:style-name="Table30.D3" office:value-type="float">
            <text:p text:style-name="P9"/>
          </table:table-cell>
        </table:table-row>
      </table:table>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11">1. Introduction<text:tab/>4</text:p>
          <text:p text:style-name="P12">1.1. Purpose of this Document<text:tab/>4</text:p>
          <text:p text:style-name="P11">2. Packages of the Components Overview<text:tab/>5</text:p>
          <text:p text:style-name="P12">2.1. PIM Library<text:tab/>5</text:p>
          <text:p text:style-name="P12">2.2. Utility Library<text:tab/>6</text:p>
          <text:p text:style-name="P12">2.3. PIM Connector Module<text:tab/>7</text:p>
          <text:p text:style-name="P12">2.4. Foundation Module<text:tab/>8</text:p>
          <text:p text:style-name="P12">2.5. PDI Module<text:tab/>8</text:p>
          <text:p text:style-name="P11">3. Appendicies<text:tab/>9</text:p>
          <text:p text:style-name="P12">3.1. References<text:tab/>9</text:p>
        </text:index-body>
      </text:table-of-content>
      <text:p text:style-name="P13"/>
      <text:h text:style-name="P14" text:outline-level="1">Introduction</text:h>
      <text:p text:style-name="Standard"/>
      <text:h text:style-name="Heading_20_2" text:outline-level="2">Purpose of this Document</text:h>
      <text:p text:style-name="Standard">The purpose of this document is to describe the new components that will handle the PIM entity, In this document we are going to describe the following components:</text:p>
      <text:list text:style-name="L2">
        <text:list-item>
          <text:p text:style-name="P15">Funambol Pim Library</text:p>
        </text:list-item>
        <text:list-item>
          <text:p text:style-name="P15">Funambol Utility Library</text:p>
        </text:list-item>
        <text:list-item>
          <text:p text:style-name="P15">Funambol Pim Connector Module</text:p>
        </text:list-item>
        <text:list-item>
          <text:p text:style-name="P15">Funambol Foundation Connector Module</text:p>
        </text:list-item>
        <text:list-item>
          <text:p text:style-name="P15">Funambol PDI Module</text:p>
        </text:list-item>
      </text:list>
      <text:p text:style-name="Standard"/>
      <text:p text:style-name="Standard">In the first chapter will be described the packages for each components.</text:p>
      <text:p text:style-name="Standard"/>
      <text:p text:style-name="Standard">This document is intended to be read by the development and design team.</text:p>
      <text:p text:style-name="Standard"/>
      <text:h text:style-name="Heading_20_1" text:outline-level="1">Packages of the Components Overview</text:h>
      <text:h text:style-name="Heading_20_2" text:outline-level="2">PIM Library</text:h>
      <text:p text:style-name="Standard">This component provides the methods to handle the following entities:</text:p>
      <text:p text:style-name="Standard"/>
      <text:list text:style-name="L3">
        <text:list-item>
          <text:p text:style-name="P16">Contact</text:p>
        </text:list-item>
        <text:list-item>
          <text:p text:style-name="P16">Calendar</text:p>
          <text:list>
            <text:list-item>
              <text:p text:style-name="P16">Event</text:p>
            </text:list-item>
            <text:list-item>
              <text:p text:style-name="P16">Task</text:p>
            </text:list-item>
          </text:list>
        </text:list-item>
        <text:list-item>
          <text:p text:style-name="P16">Note</text:p>
        </text:list-item>
        <text:list-item>
          <text:p text:style-name="P16">Mail (*)</text:p>
        </text:list-item>
        <text:list-item>
          <text:p text:style-name="P16">Folder (*)</text:p>
        </text:list-item>
      </text:list>
      <text:p text:style-name="Standard"/>
      <text:p text:style-name="Standard">(*) the classes to handle this entities are in the email connector project</text:p>
      <text:p text:style-name="Standard"/>
      <text:p text:style-name="Standard">In the following table we list the components that will be included in the Pim Library project</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ld package/component</text:p>
            </table:table-cell>
            <table:table-cell table:style-name="Table1.A1" office:value-type="string">
              <text:p text:style-name="Table_20_Heading">New package/component</text:p>
            </table:table-cell>
            <table:table-cell table:style-name="Table1.C1" office:value-type="string">
              <text:p text:style-name="Table_20_Heading">note</text:p>
            </table:table-cell>
          </table:table-row>
        </table:table-header-rows>
        <table:table-row>
          <table:table-cell table:style-name="Table1.A2" office:value-type="string">
            <text:p text:style-name="Standard">modules\foundation\src\<text:span text:style-name="T5">java</text:span>\ com\funambol\foundation\pdi</text:p>
          </table:table-cell>
          <table:table-cell table:style-name="Table1.A2" office:value-type="string">
            <text:p text:style-name="Standard">&lt;cvs_prefix&gt;\src\java\ com\funambol\common\pim</text:p>
          </table:table-cell>
          <table:table-cell table:style-name="Table1.C2" office:value-type="string">
            <text:p text:style-name="Standard"/>
          </table:table-cell>
        </table:table-row>
        <table:table-row>
          <table:table-cell table:style-name="Table1.A2" office:value-type="string">
            <text:p text:style-name="Standard"/>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Standard">modules\foundation\src\<text:span text:style-name="T5">javacc</text:span></text:p>
          </table:table-cell>
          <table:table-cell table:style-name="Table1.A2" office:value-type="string">
            <text:p text:style-name="Standard">&lt;cvs_prefix&gt;\src\javacc</text:p>
          </table:table-cell>
          <table:table-cell table:style-name="Table1.C2" office:value-type="string">
            <text:p text:style-name="Standard">It Includes the </text:p>
            <text:p text:style-name="Standard">ICalendarParser.jj</text:p>
            <text:p text:style-name="Standard">VCardParser.jj</text:p>
            <text:p text:style-name="Standard">ICalendarParser.jcc</text:p>
            <text:p text:style-name="Standard">XVCalendarParser.jcc</text:p>
          </table:table-cell>
        </table:table-row>
      </table:table>
      <text:p text:style-name="Standard"/>
      <text:p text:style-name="Standard">Note: &lt;cvs_prefix&gt; = <text:span text:style-name="T5">[ObjectWeb-CVS]/sync4j/funambol/common/pim</text:span></text:p>
      <text:p text:style-name="Standard"/>
      <text:p text:style-name="Standard">the structure in the cvs will b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4" office:value-type="string">
            <text:p text:style-name="Standard">Packages</text:p>
          </table:table-cell>
          <table:covered-table-cell/>
          <table:covered-table-cell/>
          <table:covered-table-cell/>
          <table:table-cell table:style-name="Table6.E1" office:value-type="string">
            <text:p text:style-name="Table_20_Contents">Note</text:p>
          </table:table-cell>
        </table:table-row>
        <table:table-row>
          <table:table-cell table:style-name="Table6.A2" office:value-type="string">
            <text:p text:style-name="Standard">&lt;cvs_prefix&g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build</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build.properties</text:p>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build.xml</text:p>
          </table:table-cell>
          <table:table-cell table:style-name="Table6.A2" office:value-type="string">
            <text:p text:style-name="Table_20_Contents"/>
          </table:table-cell>
          <table:table-cell table:style-name="Table6.E2" office:value-type="string">
            <text:p text:style-name="Table_20_Contents">Ant script</text:p>
          </table:table-cell>
        </table:table-row>
        <table:table-row>
          <table:table-cell table:style-name="Table6.A2" office:value-type="string">
            <text:p text:style-name="Table_20_Contents"/>
          </table:table-cell>
          <table:table-cell table:style-name="Table6.A2" office:value-type="string">
            <text:p text:style-name="Table_20_Contents">LICENSES</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Licese.txt</text:p>
          </table:table-cell>
          <table:table-cell table:style-name="Table6.A2" office:value-type="string">
            <text:p text:style-name="Table_20_Contents"/>
          </table:table-cell>
          <table:table-cell table:style-name="Table6.E2" office:value-type="string">
            <text:p text:style-name="Table_20_Contents">Eventual third-party code license file</text:p>
          </table:table-cell>
        </table:table-row>
        <table:table-row>
          <table:table-cell table:style-name="Table6.A2" office:value-type="string">
            <text:p text:style-name="Table_20_Contents"/>
          </table:table-cell>
          <table:table-cell table:style-name="Table6.A2" office:value-type="string">
            <text:p text:style-name="Table_20_Contents">lib</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jar</text:p>
          </table:table-cell>
          <table:table-cell table:style-name="Table6.A2" office:value-type="string">
            <text:p text:style-name="Table_20_Contents"/>
          </table:table-cell>
          <table:table-cell table:style-name="Table6.E2" office:value-type="string">
            <text:p text:style-name="Table_20_Contents">external library (funambol-common-utility.jar, ...)</text:p>
          </table:table-cell>
        </table:table-row>
        <table:table-row>
          <table:table-cell table:style-name="Table6.A2" office:value-type="string">
            <text:p text:style-name="Table_20_Contents"/>
          </table:table-cell>
          <table:table-cell table:style-name="Table6.A2" office:value-type="string">
            <text:p text:style-name="Table_20_Contents">src</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java</text:p>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class</text:p>
          </table:table-cell>
          <table:table-cell table:style-name="Table6.E2" office:value-type="string">
            <text:p text:style-name="Table_20_Contents">Java code</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javacc</text:p>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jcc or *.jj</text:p>
          </table:table-cell>
          <table:table-cell table:style-name="Table6.E2" office:value-type="string">
            <text:p text:style-name="Table_20_Contents">grammar</text:p>
          </table:table-cell>
        </table:table-row>
        <table:table-row>
          <table:table-cell table:style-name="Table6.A2" office:value-type="string">
            <text:p text:style-name="Table_20_Contents"/>
          </table:table-cell>
          <table:table-cell table:style-name="Table6.A2" office:value-type="string">
            <text:p text:style-name="Table_20_Contents">COPYING</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HPL description</text:p>
          </table:table-cell>
        </table:table-row>
        <table:table-row>
          <table:table-cell table:style-name="Table6.A2" office:value-type="string">
            <text:p text:style-name="Table_20_Contents"/>
          </table:table-cell>
          <table:table-cell table:style-name="Table6.A2" office:value-type="string">
            <text:p text:style-name="Table_20_Contents">changeslog.tx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row>
          <table:table-cell table:style-name="Table6.A2" office:value-type="string">
            <text:p text:style-name="Table_20_Contents"/>
          </table:table-cell>
          <table:table-cell table:style-name="Table6.A2" office:value-type="string">
            <text:p text:style-name="Table_20_Contents">Cvshistory.tx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
          </table:table-cell>
        </table:table-row>
      </table:table>
      <text:p text:style-name="Standard"/>
      <text:p text:style-name="Standard"/>
      <text:p text:style-name="Standard">The building package procedure should create the “<text:span text:style-name="T6">funambol-common-pim- * . * . * . jar</text:span>” library archive</text:p>
      <text:h text:style-name="Heading_20_2" text:outline-level="2">Utility Library</text:h>
      <text:p text:style-name="Standard">In the following table we show the components that will be included in the Utility Library project.</text:p>
      <text:p text:style-name="Standard">In this case we have to merge, if it's necessary, the classes in the <text:span text:style-name="T7">'foundation' </text:span><text:span text:style-name="T8">package and the classes in the new </text:span><text:span text:style-name="T7">'pdi' </text:span><text:span text:style-name="T8">component</text:span></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Old package/component</text:p>
            </table:table-cell>
            <table:table-cell table:style-name="Table2.A1" office:value-type="string">
              <text:p text:style-name="Table_20_Heading">New package/component</text:p>
            </table:table-cell>
            <table:table-cell table:style-name="Table2.C1" office:value-type="string">
              <text:p text:style-name="Table_20_Heading">note</text:p>
            </table:table-cell>
          </table:table-row>
        </table:table-header-rows>
        <table:table-row>
          <table:table-cell table:style-name="Table2.A2" office:value-type="string">
            <text:p text:style-name="Standard">modules\foundation\src\<text:span text:style-name="T5">java</text:span>\ com\funambol\foundation\common</text:p>
          </table:table-cell>
          <table:table-cell table:style-name="Table2.A2" office:value-type="string">
            <text:p text:style-name="Standard">&lt;cvs_prefix&gt;\src\java\ com\funambol\common\utility</text:p>
          </table:table-cell>
          <table:table-cell table:style-name="Table2.C2" office:value-type="string">
            <text:p text:style-name="Standard"/>
          </table:table-cell>
        </table:table-row>
        <table:table-row>
          <table:table-cell table:style-name="Table2.A2" office:value-type="string">
            <text:p text:style-name="Standard">sync4j-modules\pdi\src\</text:p>
            <text:p text:style-name="Standard">sync4j\tools</text:p>
          </table:table-cell>
          <table:table-cell table:style-name="Table2.A2" office:value-type="string">
            <text:p text:style-name="Standard">\src\java\ com\funambol\common\utility</text:p>
          </table:table-cell>
          <table:table-cell table:style-name="Table2.C2" office:value-type="string">
            <text:p text:style-name="Standard"/>
          </table:table-cell>
        </table:table-row>
      </table:table>
      <text:p text:style-name="Standard"/>
      <text:p text:style-name="Standard">Note: &lt;cvs_prefix&gt; = [ObjectWeb-CVS]/sync4j/funambol/common/utility</text:p>
      <text:p text:style-name="Standard"/>
      <text:p text:style-name="Standard">the structure in the cvs will b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4" office:value-type="string">
            <text:p text:style-name="Standard">Packages</text:p>
          </table:table-cell>
          <table:covered-table-cell/>
          <table:covered-table-cell/>
          <table:covered-table-cell/>
          <table:table-cell table:style-name="Table5.E1" office:value-type="string">
            <text:p text:style-name="Table_20_Contents">Note</text:p>
          </table:table-cell>
        </table:table-row>
        <table:table-row>
          <table:table-cell table:style-name="Table5.A2" office:value-type="string">
            <text:p text:style-name="Standard">&lt;cvs_prefix&gt;</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build</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build.properties</text:p>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build.xml</text:p>
          </table:table-cell>
          <table:table-cell table:style-name="Table5.A2" office:value-type="string">
            <text:p text:style-name="Table_20_Contents"/>
          </table:table-cell>
          <table:table-cell table:style-name="Table5.E2" office:value-type="string">
            <text:p text:style-name="Table_20_Contents">Ant script</text:p>
          </table:table-cell>
        </table:table-row>
        <table:table-row>
          <table:table-cell table:style-name="Table5.A2" office:value-type="string">
            <text:p text:style-name="Table_20_Contents"/>
          </table:table-cell>
          <table:table-cell table:style-name="Table5.A2" office:value-type="string">
            <text:p text:style-name="Table_20_Contents">LICENSES</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license.txt</text:p>
          </table:table-cell>
          <table:table-cell table:style-name="Table5.A2" office:value-type="string">
            <text:p text:style-name="Table_20_Contents"/>
          </table:table-cell>
          <table:table-cell table:style-name="Table5.E2" office:value-type="string">
            <text:p text:style-name="Table_20_Contents">Eventual third-party code license file</text:p>
          </table:table-cell>
        </table:table-row>
        <table:table-row>
          <table:table-cell table:style-name="Table5.A2" office:value-type="string">
            <text:p text:style-name="Table_20_Contents"/>
          </table:table-cell>
          <table:table-cell table:style-name="Table5.A2" office:value-type="string">
            <text:p text:style-name="Table_20_Contents">lib</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jar</text:p>
          </table:table-cell>
          <table:table-cell table:style-name="Table5.A2" office:value-type="string">
            <text:p text:style-name="Table_20_Contents"/>
          </table:table-cell>
          <table:table-cell table:style-name="Table5.E2" office:value-type="string">
            <text:p text:style-name="Table_20_Contents">external library (...)</text:p>
          </table:table-cell>
        </table:table-row>
        <table:table-row>
          <table:table-cell table:style-name="Table5.A2" office:value-type="string">
            <text:p text:style-name="Table_20_Contents"/>
          </table:table-cell>
          <table:table-cell table:style-name="Table5.A2" office:value-type="string">
            <text:p text:style-name="Table_20_Contents">src</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java</text:p>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class</text:p>
          </table:table-cell>
          <table:table-cell table:style-name="Table5.E2" office:value-type="string">
            <text:p text:style-name="Table_20_Contents">Java code</text:p>
          </table:table-cell>
        </table:table-row>
        <table:table-row>
          <table:table-cell table:style-name="Table5.A2" office:value-type="string">
            <text:p text:style-name="Table_20_Contents"/>
          </table:table-cell>
          <table:table-cell table:style-name="Table5.A2" office:value-type="string">
            <text:p text:style-name="Table_20_Contents">COPYING</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HPL description</text:p>
          </table:table-cell>
        </table:table-row>
        <table:table-row>
          <table:table-cell table:style-name="Table5.A2" office:value-type="string">
            <text:p text:style-name="Table_20_Contents"/>
          </table:table-cell>
          <table:table-cell table:style-name="Table5.A2" office:value-type="string">
            <text:p text:style-name="Table_20_Contents">changeslog.txt</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Cvshistory.txt</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
      <text:p text:style-name="Standard"/>
      <text:p text:style-name="Standard"/>
      <text:p text:style-name="Standard"/>
      <text:p text:style-name="P17">The building package procedure should create the “<text:span text:style-name="T6">funambol-common-utility- * . * . * . jar</text:span>” library archive.</text:p>
      <text:p text:style-name="P17"/>
      <text:h text:style-name="Heading_20_2" text:outline-level="2">PIM Connector Module</text:h>
      <text:p text:style-name="Standard">This component is an usual funambol connector and it allows the Funambol<text:span text:style-name="T9"> DS-Server</text:span> to read and write pim entities from and to the Pim Web application</text:p>
      <text:p text:style-name="Standard"/>
      <text:p text:style-name="Standard">In the <text:sequence-ref text:reference-format="category-and-value" text:ref-name="refFigure0">Figure 1</text:sequence-ref> we show the Funambol Pim Connector Module main architecture</text:p>
      <text:p text:style-name="Standard"/>
      <text:p text:style-name="Standard"><draw:frame draw:style-name="fr1" draw:name="Frame1" text:anchor-type="paragraph" svg:x="0.667cm" svg:y="0.388cm" svg:width="14.863cm" draw:z-index="1"><draw:text-box fo:min-height="6.86cm"><text:p text:style-name="Figure"><draw:frame draw:style-name="fr2" draw:name="Object1" text:anchor-type="paragraph" svg:x="-0.007cm" svg:y="0.425cm" svg:width="14.725cm" style:rel-width="100%" svg:height="10.105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Schema</text:p></draw:text-box></draw:frame></text:p>
      <text:p text:style-name="Standard"/>
      <text:p text:style-name="Standard">In the following table we list the components that will be included in the Pim Module project</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Old package/component</text:p>
            </table:table-cell>
            <table:table-cell table:style-name="Table3.A1" office:value-type="string">
              <text:p text:style-name="Table_20_Heading">New package/component</text:p>
            </table:table-cell>
            <table:table-cell table:style-name="Table3.C1" office:value-type="string">
              <text:p text:style-name="Table_20_Heading">note</text:p>
            </table:table-cell>
          </table:table-row>
        </table:table-header-rows>
        <table:table-row>
          <table:table-cell table:style-name="Table3.A2" office:value-type="string">
            <text:p text:style-name="Standard">modules\foundation\src\<text:span text:style-name="T5">java</text:span>\ com\funambol\foundation\admin</text:p>
          </table:table-cell>
          <table:table-cell table:style-name="Table3.A2" office:value-type="string">
            <text:p text:style-name="Standard">&lt;cvs_prefix&gt;\src\java\ </text:p>
            <text:p text:style-name="Standard">com\funambol\pim\admin</text:p>
          </table:table-cell>
          <table:table-cell table:style-name="Table3.C2" office:value-type="string">
            <text:p text:style-name="Standard"/>
          </table:table-cell>
        </table:table-row>
        <table:table-row>
          <table:table-cell table:style-name="Table3.A2" office:value-type="string">
            <text:p text:style-name="Standard">modules\foundation\src\<text:span text:style-name="T5">java</text:span>\ com\funambol\foundation\engine</text:p>
          </table:table-cell>
          <table:table-cell table:style-name="Table3.A2" office:value-type="string">
            <text:p text:style-name="Standard">&lt;cvs_prefix&gt;\src\java\ </text:p>
            <text:p text:style-name="Standard">com\funambol\pim\engine</text:p>
          </table:table-cell>
          <table:table-cell table:style-name="Table3.C2" office:value-type="string">
            <text:p text:style-name="Standard">All the SyncSources now in the pdi module</text:p>
          </table:table-cell>
        </table:table-row>
        <table:table-row>
          <table:table-cell table:style-name="Table3.A2" office:value-type="string">
            <text:p text:style-name="Standard">modules\foundation\src\<text:span text:style-name="T5">java</text:span>\ com\funambol\foundation\phones</text:p>
          </table:table-cell>
          <table:table-cell table:style-name="Table3.A2" office:value-type="string">
            <text:p text:style-name="Standard">&lt;cvs_prefix&gt;\src\java\ </text:p>
            <text:p text:style-name="Standard">com\funambol\pim\phones</text:p>
          </table:table-cell>
          <table:table-cell table:style-name="Table3.C2" office:value-type="string">
            <text:p text:style-name="Standard"/>
          </table:table-cell>
        </table:table-row>
        <table:table-row>
          <table:table-cell table:style-name="Table3.A2" office:value-type="string">
            <text:p text:style-name="Standard">modules\foundation\src\<text:span text:style-name="T5">java</text:span>\ com\funambol\foundation\synclet</text:p>
          </table:table-cell>
          <table:table-cell table:style-name="Table3.A2" office:value-type="string">
            <text:p text:style-name="Standard">&lt;cvs_prefix&gt;\src\java\ </text:p>
            <text:p text:style-name="Standard">com\funambol\pim\synclet</text:p>
          </table:table-cell>
          <table:table-cell table:style-name="Table3.C2" office:value-type="string">
            <text:p text:style-name="Standard"/>
          </table:table-cell>
        </table:table-row>
        <table:table-row>
          <table:table-cell table:style-name="Table3.A2" office:value-type="string">
            <text:p text:style-name="Standard"/>
          </table:table-cell>
          <table:table-cell table:style-name="Table3.A2" office:value-type="string">
            <text:p text:style-name="Standard"/>
          </table:table-cell>
          <table:table-cell table:style-name="Table3.C2" office:value-type="string">
            <text:p text:style-name="Standard"/>
          </table:table-cell>
        </table:table-row>
        <table:table-row>
          <table:table-cell table:style-name="Table3.A2" office:value-type="string">
            <text:p text:style-name="Standard">modules\foundation\src\<text:span text:style-name="T5">bean</text:span>\</text:p>
            <text:p text:style-name="Standard">com\funambol\server\engine\pipeline\bsh</text:p>
          </table:table-cell>
          <table:table-cell table:style-name="Table3.A2" office:value-type="string">
            <text:p text:style-name="Standard">&lt;cvs_prefix&gt;\src\<text:span text:style-name="T10">bean</text:span>\</text:p>
            <text:p text:style-name="Standard">com\funambol\server\engine\pipeline\bsh</text:p>
          </table:table-cell>
          <table:table-cell table:style-name="Table3.C2" office:value-type="string">
            <text:p text:style-name="Standard"/>
          </table:table-cell>
        </table:table-row>
        <table:table-row>
          <table:table-cell table:style-name="Table3.A2" office:value-type="string">
            <text:p text:style-name="Standard"/>
          </table:table-cell>
          <table:table-cell table:style-name="Table3.A2" office:value-type="string">
            <text:p text:style-name="Standard"/>
          </table:table-cell>
          <table:table-cell table:style-name="Table3.C2" office:value-type="string">
            <text:p text:style-name="Standard"/>
          </table:table-cell>
        </table:table-row>
        <table:table-row>
          <table:table-cell table:style-name="Table3.A2" office:value-type="string">
            <text:p text:style-name="Standard">modules\pdi\src\<text:span text:style-name="T5">sql</text:span></text:p>
          </table:table-cell>
          <table:table-cell table:style-name="Table3.A2" office:value-type="string">
            <text:p text:style-name="Standard">&lt;cvs_prefix&gt;\src\<text:span text:style-name="T10">sql</text:span></text:p>
          </table:table-cell>
          <table:table-cell table:style-name="Table3.C2" office:value-type="string">
            <text:p text:style-name="Standard">Script to install all the SyncSources</text:p>
          </table:table-cell>
        </table:table-row>
      </table:table>
      <text:p text:style-name="Standard"/>
      <text:p text:style-name="Standard">Note: &lt;cvs_prefix&gt; = <text:span text:style-name="T11">[ObjectWeb-CVS]/sync4j/funambol/????? <text:s/>.... (@to define)</text:span></text:p>
      <text:p text:style-name="Standard"/>
      <text:h text:style-name="Heading_20_2" text:outline-level="2">Foundation Module</text:h>
      <text:p text:style-name="Standard">the installation procedure inserts the following syncsources</text:p>
      <text:list text:style-name="L4">
        <text:list-item>
          <text:p text:style-name="P18">FileSystem SyncSource</text:p>
        </text:list-item>
      </text:list>
      <text:p text:style-name="Standard"/>
      <text:p text:style-name="P19">@todo</text:p>
      <text:p text:style-name="Standard">the FileSystemSyncSource is used also by the PIM Connector Module, so we have to figure out how manage this situation.</text:p>
      <text:p text:style-name="Standard"/>
      <text:p text:style-name="Standard"/>
      <text:h text:style-name="Heading_20_2" text:outline-level="2">PDI Module</text:h>
      <text:p text:style-name="Standard">The current implementation of this module doesn't contains java class (the source classes are included in the foundation package) but it includes the sql script for the installation of the following SyncSource:</text:p>
      <text:p text:style-name="Standard"/>
      <text:list text:style-name="L5">
        <text:list-item>
          <text:p text:style-name="P20">FileSystem SyncSource</text:p>
          <text:list>
            <text:list-item>
              <text:p text:style-name="P20">note</text:p>
            </text:list-item>
            <text:list-item>
              <text:p text:style-name="P20">briefcase</text:p>
            </text:list-item>
          </text:list>
        </text:list-item>
        <text:list-item>
          <text:p text:style-name="P20">SIF SyncSource</text:p>
          <text:list>
            <text:list-item>
              <text:p text:style-name="P20">SIF-C</text:p>
            </text:list-item>
            <text:list-item>
              <text:p text:style-name="P20">SIF-E </text:p>
            </text:list-item>
            <text:list-item>
              <text:p text:style-name="P20">SIF-T </text:p>
            </text:list-item>
            <text:list-item>
              <text:p text:style-name="P20">SIF-N</text:p>
            </text:list-item>
          </text:list>
        </text:list-item>
        <text:list-item>
          <text:p text:style-name="P20">VCard SyncSource </text:p>
          <text:list>
            <text:list-item>
              <text:p text:style-name="P20">text/x-vcard version 2.1</text:p>
            </text:list-item>
          </text:list>
        </text:list-item>
        <text:list-item>
          <text:p text:style-name="P20">ICal SyncSource </text:p>
          <text:list>
            <text:list-item>
              <text:p text:style-name="P20">text/x-vcalendar version 1.0</text:p>
            </text:list-item>
          </text:list>
        </text:list-item>
      </text:list>
      <text:p text:style-name="Standard"/>
      <text:p text:style-name="Standard">This package <text:span text:style-name="T5">will be removed from the CVS</text:span>. All the sql scripts will be included in the Pim Module (see the table in the Pim Connector Module paragraph)</text:p>
      <text:h text:style-name="Heading_20_1" text:outline-level="1">Appendicies</text:h>
      <text:h text:style-name="Heading_20_2" text:outline-level="2">References</text:h>
      <text:p text:style-name="P21"/>
      <text:p text:style-name="P22"><text:reference-mark-start text:name="Quartz"/>[1]<text:reference-mark-end text:name="Quartz"/> <text:a xlink:type="simple" xlink:href="http://www.quartzscheduler.org/">...</text:a></text:p>
      <text:p text:style-name="P22"/>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5.001cm" fo:text-indent="0cm" style:auto-text-indent="false" fo:break-before="page" fo:keep-with-next="always"/>
      <style:text-properties style:font-name="Arial2"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1cm" fo:margin-bottom="0.15cm" fo:text-indent="0cm" style:auto-text-indent="false" fo:keep-with-next="always"/>
      <style:text-properties style:font-name="Arial2"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2"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3"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3"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3"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2"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71cm" fo:margin-bottom="0.21cm"/>
      <style:text-properties style:font-name="Arial"/>
    </style:style>
    <style:style style:name="Contents_20_2" style:display-name="Contents 2" style:family="paragraph" style:parent-style-name="Contents_20_1" style:next-style-name="Standard" style:class="index">
      <style:paragraph-properties fo:margin-left="0cm" fo:margin-right="0cm" fo:margin-top="0.071cm" fo:margin-bottom="0.212cm" fo:line-height="0.494cm" fo:text-indent="1cm" style:auto-text-indent="false">
        <style:tab-stops>
          <style:tab-stop style:position="0.635cm"/>
          <style:tab-stop style:position="0.706cm"/>
          <style:tab-stop style:position="1.411cm"/>
          <style:tab-stop style:position="15.24cm" style:type="right"/>
        </style:tab-stops>
      </style:paragraph-properties>
      <style:text-properties style:font-name="Arial"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212cm" fo:text-indent="2cm" style:auto-text-indent="false">
        <style:tab-stops>
          <style:tab-stop style:position="15.24cm" style:type="right"/>
        </style:tab-stops>
      </style:paragraph-properties>
      <style:text-properties style:font-name="Arial"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text-outline="false" style:text-line-through-style="none" style:font-name="Tahoma" fo:font-size="44pt" fo:language="en" fo:country="US"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Default_7e_LT_7e_Hintergrund" style:display-name="Default~LT~Hintergr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_20_objects" style:display-name="Background objects"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Notes"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WW8Num6z0" style:family="text">
      <style:text-properties style:font-name="Batang" style:font-name-asian="Batang"/>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Batang"/>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5">
      <style:page-layout-properties fo:page-width="21.001cm" fo:page-height="29.7cm" style:num-format="1" style:print-orientation="portrait" fo:margin-top="2.499cm" fo:margin-bottom="2.499cm" fo:margin-left="2.499cm" fo:margin-right="2.499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Endnote" style:page-layout-name="pm3"/>
    <style:master-page style:name="Convert_20_1" style:display-name="Convert 1" style:page-layout-name="pm4" style:next-style-name="Next_20_convert_20_2">
      <style:header>
        <text:p text:style-name="P1"><draw:frame draw:style-name="fr1" draw:name="graphics2" text:anchor-type="paragraph" svg:x="6.038cm" svg:y="0cm" svg:width="9.816cm" svg:height="1.376cm" draw:z-index="0"><draw:image xlink:href="Pictures/100000000000017300000034586BF17B.png" xlink:type="simple" xlink:show="embed" xlink:actuate="onLoad"/></draw:frame></text:p>
        <text:p text:style-name="P2"/>
      </style:header>
    </style:master-page>
    <style:master-page style:name="Next_20_convert_20_2" style:display-name="Next convert 2" style:page-layout-name="pm5"/>
    <style:master-page style:name="Convert_20_3" style:display-name="Convert 3"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New PIM Components</dc:title>
    <meta:initial-creator>Stefano Fornari</meta:initial-creator>
    <meta:creation-date>2003-02-02T18:03:58</meta:creation-date>
    <dc:date>2006-09-22T10:51:19</dc:date>
    <meta:printed-by>Stefano Fornari</meta:printed-by>
    <meta:print-date>2003-09-03T12:36:32</meta:print-date>
    <dc:language>en-US</dc:language>
    <meta:editing-cycles>1174</meta:editing-cycles>
    <meta:editing-duration>P13DT12H34M22S</meta:editing-duration>
    <meta:user-defined meta:name="Info 1"/>
    <meta:user-defined meta:name="Info 2"/>
    <meta:user-defined meta:name="Info 3"/>
    <meta:user-defined meta:name="Info 4"/>
    <meta:document-statistic meta:table-count="7" meta:image-count="1" meta:object-count="1" meta:page-count="9" meta:paragraph-count="172" meta:word-count="750" meta:character-count="47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2323dc" draw:textarea-horizontal-align="center" draw:textarea-vertical-align="middle"/>
    </style:style>
    <style:style style:name="gr4" style:family="graphic" style:parent-style-name="standard">
      <style:graphic-properties draw:marker-start="" draw:marker-end="Arrowheads_20_1" draw:marker-end-width="0.3cm"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marker-start="Arrowheads_20_1" draw:marker-end="Arrowheads_20_1" draw:marker-end-width="0.3cm" draw:textarea-horizontal-align="center" draw:textarea-vertical-align="middle"/>
    </style:style>
    <style:style style:name="gr7" style:family="graphic" style:parent-style-name="standard">
      <style:graphic-properties draw:fill="solid" draw:fill-color="#ffffff"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marker-start="Arrowheads_20_1" draw:marker-start-width="0.3cm" draw:marker-end="Arrowheads_20_1" draw:marker-end-width="0.3cm" draw:textarea-horizontal-align="center" draw:textarea-vertical-align="middle"/>
    </style:style>
    <style:style style:name="gr10" style:family="graphic" style:parent-style-name="standard">
      <style:graphic-properties draw:fill="solid" draw:fill-color="#ffcc99" draw:textarea-horizontal-align="justify" draw:textarea-vertical-align="middle" draw:auto-grow-height="false" fo:min-height="0cm" fo:min-width="0cm"/>
    </style:style>
    <style:style style:name="gr11" style:family="graphic" style:parent-style-name="standard">
      <style:graphic-properties draw:marker-start="Arrowheads_20_1" draw:marker-start-width="0.3cm" draw:textarea-horizontal-align="center" draw:textarea-vertical-align="middle"/>
    </style:style>
    <style:style style:name="gr12"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text-align="center"/>
      <style:text-properties fo:font-size="9pt"/>
    </style:style>
    <style:style style:name="P4" style:family="paragraph">
      <style:paragraph-properties fo:margin-left="0cm" fo:margin-right="0cm" fo:text-align="center" fo:text-indent="0cm"/>
      <style:text-properties fo:font-size="9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style:style>
    <style:style style:name="T1" style:family="text">
      <style:text-properties fo:font-size="10pt"/>
    </style:style>
    <style:style style:name="T2" style:family="text">
      <style:text-properties fo:font-size="9pt"/>
    </style:style>
    <style:style style:name="T3"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cm" svg:height="2cm" svg:x="1.3cm" svg:y="4.1cm">
          <text:p text:style-name="P1"><text:span text:style-name="T1">Funambol</text:span></text:p>
          <text:p text:style-name="P1"><text:span text:style-name="T1">Server</text:span></text:p>
        </draw:rect>
        <draw:rect draw:style-name="gr2" draw:text-style-name="P3" draw:layer="layout" svg:width="3.8cm" svg:height="0.5cm" svg:x="2.7cm" svg:y="5.5cm">
          <text:p text:style-name="P1"><text:span text:style-name="T2">Pim-Connector</text:span></text:p>
        </draw:rect>
        <draw:rect draw:style-name="gr3" draw:text-style-name="P4" draw:layer="layout" svg:width="2cm" svg:height="0.5cm" svg:x="3.8cm" svg:y="7cm">
          <text:p text:style-name="P1"><text:span text:style-name="T2">Jdbc api</text:span></text:p>
        </draw:rect>
        <draw:line draw:style-name="gr4" draw:text-style-name="P5" draw:layer="layout" svg:x1="8cm" svg:y1="7.2cm" svg:x2="11cm" svg:y2="7.2cm">
          <text:p/>
        </draw:line>
        <draw:ellipse draw:style-name="gr5" draw:text-style-name="P4" draw:layer="layout" svg:width="1.9cm" svg:height="1.5cm" svg:x="10.9cm" svg:y="3.9cm">
          <text:p text:style-name="P1"><text:span text:style-name="T2">Pim Web</text:span></text:p>
        </draw:ellipse>
        <draw:line draw:style-name="gr6" draw:text-style-name="P5" draw:layer="layout" svg:x1="2.3cm" svg:y1="2.5cm" svg:x2="2.3cm" svg:y2="4cm">
          <text:p/>
        </draw:line>
        <draw:custom-shape draw:style-name="gr7" draw:text-style-name="P6" draw:layer="layout" svg:width="1.4cm" svg:height="1cm" svg:x="1.6cm" svg:y="1.3cm">
          <text:p text:style-name="P1"><text:span text:style-name="T3">SyncML </text:span></text:p>
          <text:p text:style-name="P1"><text:span text:style-name="T3">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5cm" svg:height="1cm" svg:x="1.5cm" svg:y="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5" draw:layer="layout" svg:x1="2.3cm" svg:y1="6.4cm" svg:x2="2.3cm" svg:y2="7.9cm">
          <text:p/>
        </draw:line>
        <draw:custom-shape draw:style-name="gr7" draw:text-style-name="P6" draw:layer="layout" svg:width="2.7cm" svg:height="1.2cm" svg:x="10.5cm" svg:y="1.2cm">
          <text:p text:style-name="P1"><text:span text:style-name="T3">Pim Web </text:span></text:p>
          <text:p text:style-name="P1"><text:span text:style-name="T3">User 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11.9cm" svg:y1="2.4cm" svg:x2="11.9cm" svg:y2="3.9cm">
          <text:p/>
        </draw:line>
        <draw:line draw:style-name="gr6" draw:text-style-name="P5" draw:layer="layout" svg:x1="11.9cm" svg:y1="5.5cm" svg:x2="11.9cm" svg:y2="6.4cm">
          <text:p/>
        </draw:line>
        <draw:custom-shape draw:style-name="gr10" draw:text-style-name="P3" draw:layer="layout" svg:width="1.7cm" svg:height="1.3cm" svg:x="11cm" svg:y="6.5cm">
          <text:p text:style-name="P1"><text:span text:style-name="T2">FileSyste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5" draw:layer="layout" svg:x1="6.5cm" svg:y1="5.7cm" svg:x2="8cm" svg:y2="5.7cm">
          <text:p/>
        </draw:line>
        <draw:line draw:style-name="gr12" draw:text-style-name="P5" draw:layer="layout" svg:x1="8cm" svg:y1="5.7cm" svg:x2="8cm" svg:y2="7.2cm">
          <text:p/>
        </draw:line>
        <draw:rect draw:style-name="gr3" draw:text-style-name="P4" draw:layer="layout" svg:width="2.7cm" svg:height="0.5cm" svg:x="3.8cm" svg:y="6cm">
          <text:p text:style-name="P1"><text:span text:style-name="T2">Common Pim jar</text:span></text:p>
        </draw:rect>
        <draw:rect draw:style-name="gr3" draw:text-style-name="P4" draw:layer="layout" svg:width="2.7cm" svg:height="0.5cm" svg:x="3.8cm" svg:y="6.5cm">
          <text:p text:style-name="P1"><text:span text:style-name="T2">Common Utility jar</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